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sans-serif"/>
  </office:font-face-decls>
  <office:automatic-styles>
    <style:style style:name="P1" style:family="paragraph" style:parent-style-name="Standard">
      <style:text-properties fo:language="ru" fo:country="RU" officeooo:rsid="00117f05" officeooo:paragraph-rsid="00117f05"/>
    </style:style>
    <style:style style:name="P2" style:family="paragraph" style:parent-style-name="Standard">
      <style:text-properties fo:language="ru" fo:country="RU" officeooo:rsid="0012b8bf" officeooo:paragraph-rsid="0012b8bf"/>
    </style:style>
    <style:style style:name="P3" style:family="paragraph" style:parent-style-name="Standard">
      <style:text-properties fo:language="ru" fo:country="RU" officeooo:rsid="00133f1c" officeooo:paragraph-rsid="00133f1c"/>
    </style:style>
    <style:style style:name="P4" style:family="paragraph" style:parent-style-name="Standard">
      <style:text-properties fo:language="ru" fo:country="RU" officeooo:rsid="001515e7" officeooo:paragraph-rsid="001515e7"/>
    </style:style>
    <style:style style:name="P5" style:family="paragraph" style:parent-style-name="Standard">
      <style:text-properties fo:language="ru" fo:country="RU" officeooo:rsid="00171504" officeooo:paragraph-rsid="00171504"/>
    </style:style>
    <style:style style:name="P6" style:family="paragraph" style:parent-style-name="Standard">
      <style:text-properties fo:language="ru" fo:country="RU" officeooo:rsid="0017f304" officeooo:paragraph-rsid="0017f304"/>
    </style:style>
    <style:style style:name="T1" style:family="text">
      <style:text-properties officeooo:rsid="0012b8bf"/>
    </style:style>
    <style:style style:name="T2" style:family="text">
      <style:text-properties officeooo:rsid="00133f1c"/>
    </style:style>
    <style:style style:name="T3" style:family="text">
      <style:text-properties officeooo:rsid="001515e7"/>
    </style:style>
    <style:style style:name="T4" style:family="text">
      <style:text-properties officeooo:rsid="00171504"/>
    </style:style>
    <style:style style:name="T5" style:family="text">
      <style:text-properties fo:language="en" fo:country="US" officeooo:rsid="00171504"/>
    </style:style>
    <style:style style:name="T6" style:family="text">
      <style:text-properties officeooo:rsid="0017f304"/>
    </style:style>
    <style:style style:name="T7" style:family="text">
      <style:text-properties officeooo:rsid="0019eb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Сайт</text:span> 1: <text:a xlink:type="simple" xlink:href="https://devcase.ru/" text:style-name="Internet_20_link" text:visited-style-name="Visited_20_Internet_20_Link">https://devcase.ru/</text:a></text:p>
      <text:p text:style-name="P1"><text:tab/>При заходе на сайт сразу представлено большое количество услуг. Для каждой услуги автором выведено небольшое изображение, на котором услуги описаны подробнее. Весь текст приятен к чтению, так как грамотно составлен и выполнен в приятном шрифте. Мне нравится, что автор сайта указывает минимальные цены за самые востребованные услуги, что сразу дает заказчику возможность заранее понять, что он не потянет. <text:span text:style-name="T1">На его месте я бы выбрал более деловую фотографию на странице резюме, но само резюме довольно приятное, содержит весь опыт работы, включая подробности, и даже планы на будущее. Мне нравится, что портфолио выполнено в качестве нескольких прокликиваемых иллюстраций, при нажатии на которую мы получаем очень подробную информацию о проделанной работе, а так же ссылку на результат. В общем и целом сайт вызывает намного больше положительных эмоций чем негативных, при надобности, я бы воспользовался его услугами. </text:span></text:p>
      <text:p text:style-name="P1"/>
      <text:p text:style-name="P2">Сайт 2: <text:a xlink:type="simple" xlink:href="https://www.sng-it.ru/portfolio/" text:style-name="Internet_20_link" text:visited-style-name="Visited_20_Internet_20_Link">https://www.sng-it.ru/portfolio/</text:a></text:p>
      <text:p text:style-name="P2"><text:tab/><text:span text:style-name="T2">Сразу же в глаза бросается огромное количество ссылок на различную информацию.</text:span></text:p>
      <text:p text:style-name="P3">Привлекает, что представлено огромное количество различных услуг и готовых сайтов, что создает впечатление надежности человека. Привлекает, что портфолио распределено по годам, что позволяет отследить прогресс, при этом для каждого года представлено большое количество работ. Так же хорошо, что информация «О себе» содержит большое количество данных, начиная с ФИО и заканчивая различными сертификатами. <text:span text:style-name="T3">Из плохих впечатлений — при виде сайта складывается мнение, что он принадлежит не конкретному человеку, а компании, что может кого-то оттолкнуть. Используются крайне обычные цвета, что мне не особо нравиться. В общем сайт, по моему мнению, довольно однотонный. Видно что человек занимается больше внутренней частью разработки, чем внешней, что для меня, как заказчика, было бы отталкивающей чертой.</text:span></text:p>
      <text:p text:style-name="P3"/>
      <text:p text:style-name="P4">Сайт 3: <text:a xlink:type="simple" xlink:href="https://belashov.pro/" text:style-name="Internet_20_link" text:visited-style-name="Visited_20_Internet_20_Link">https://belashov.pro/</text:a></text:p>
      <text:p text:style-name="P4"><text:tab/>Сразу же видно, что сайд довольно простой. Для некоторого текста выбран странный оранжевый <text:span text:style-name="T4">цвет</text:span>, который может не особо хорошо читаться. Все прикрепленное содержимое выглядит очень старо, что мне совершенно не нравится. Так же автор использует в качестве фона статичное изображение с ноутбуком, что выглядит странно, я бы предпочел монотонный цвет. На этом фоне текст так же выглядит не особо приятно. Среди работ можно найти довольно красивые и минималистские, <text:span text:style-name="T4">но его личный сайт, по моему мнению, выглядит ужасно. Складывается впечатление, что он программист из 00-х, что </text:span><text:span text:style-name="T5">c</text:span><text:span text:style-name="T4">то процентов оттолкнет молодых заказчиков. </text:span></text:p>
      <text:p text:style-name="P4"/>
      <text:p text:style-name="P4"/>
      <text:p text:style-name="P5">Сайт 4: <text:a xlink:type="simple" xlink:href="https://www.erubleva.ru/" text:style-name="Internet_20_link" text:visited-style-name="Visited_20_Internet_20_Link">https://www.erubleva.ru/</text:a></text:p>
      <text:p text:style-name="P5"><text:tab/>Очень простой сайт. В основном представляет из себя черный текст на белом фоне с небольшим количеством картинок. Чем-то напоминает презентацию школьника. Однако шрифт довольно приятный, хорошо читается. Мало информации о себе, нет даже полного фио и возраста. Однако это в какой то степени может компенсироваться наличием личного блога на сайте, что довольно странно для такого формата, но, так или иначе, скорее плюс чем минус. <text:span text:style-name="T6">Работы, представленные в портфолио, имеют довольно приятную для глаза иллюстрацию. Каждая работа довольно подробно описана, есть скриншоты из программ и сайтов. В общем и целом, сайт мне не очень нравится, видно что человек имеет уровень начинающего, но есть и плюсы такие как блог и приятный шрифт. </text:span></text:p>
      <text:p text:style-name="P5"/>
      <text:p text:style-name="P6">Сайт 5: <text:a xlink:type="simple" xlink:href="https://kivgila.pro/" text:style-name="Internet_20_link" text:visited-style-name="Visited_20_Internet_20_Link">https://kivgila.pro/</text:a></text:p>
      <text:p text:style-name="P6"><text:tab/>Сайт сразу встречает нас красивой заставкой с краткой характеристикой себя человеком. Используется весьма приятное сочетание красно-черных цветов фона и элементов, что по моему мнению является лучшим сочетанием из всех существующих. Цвет <text:soft-page-break/>исполнен в белом цвете, используется очень приятный, для чтения, шрифт. <text:span text:style-name="T7">Используется огромное количество интерактивных элементов, которые по мере «скроллинга» отлично вписываются в общую картину. Мне нравится что работы в портфолио выполнены в формате плитки, что дает возможность предпросмотра, при этом каждая плитка как отдельная работа является «кликабельной» и имеет встроенную ссылку на сайт. Тут же находится и минут — не все работы(ссылки на них) корректно работают. Оригинально выполнены сильные стороны разработчика. Интересно выглядит и резюме, которое захватывает период жизни с начала работы и до нынешнего времени. В общем и целом, не смотря на возраст владельца портфолио, оно выглядит невероятно красиво и современно, что говорит о хороших навыках и развитой креативности. </text:span></text:p>
      <text:p text:style-name="P5"/>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2:43:33.803000000</meta:creation-date>
    <dc:date>2024-09-02T14:30:13.637000000</dc:date>
    <meta:editing-duration>PT9M17S</meta:editing-duration>
    <meta:editing-cycles>1</meta:editing-cycles>
    <meta:generator>LibreOffice/24.8.0.3$Windows_X86_64 LibreOffice_project/0bdf1299c94fe897b119f97f3c613e9dca6be583</meta:generator>
    <meta:document-statistic meta:table-count="0" meta:image-count="0" meta:object-count="0" meta:page-count="2" meta:paragraph-count="11" meta:word-count="607" meta:character-count="4332" meta:non-whitespace-character-count="3725"/>
  </office:meta>
</office:document-meta>
</file>